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GFS Didot" svg:font-family="'GFS Didot'"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Preformatted_20_Text">
      <style:paragraph-properties fo:line-height="200%"/>
      <style:text-properties style:font-name="GFS Didot"/>
    </style:style>
    <style:style style:name="P3" style:family="paragraph" style:parent-style-name="Preformatted_20_Text">
      <style:paragraph-properties fo:line-height="200%"/>
      <style:text-properties style:font-name="GFS Didot" officeooo:paragraph-rsid="001728b8"/>
    </style:style>
    <style:style style:name="P4" style:family="paragraph" style:parent-style-name="Preformatted_20_Text">
      <style:paragraph-properties fo:line-height="200%"/>
      <style:text-properties style:font-name="GFS Didot" officeooo:paragraph-rsid="00197a19"/>
    </style:style>
    <style:style style:name="P5" style:family="paragraph" style:parent-style-name="Preformatted_20_Text">
      <style:paragraph-properties fo:line-height="200%"/>
    </style:style>
    <style:style style:name="P6" style:family="paragraph" style:parent-style-name="Preformatted_20_Text" style:master-page-name="MP0">
      <style:paragraph-properties fo:line-height="200%" style:page-number="auto" fo:break-before="page"/>
      <style:text-properties style:font-name="GFS Didot"/>
    </style:style>
    <style:style style:name="P7" style:family="paragraph" style:parent-style-name="Preformatted_20_Text">
      <style:paragraph-properties fo:line-height="200%"/>
      <style:text-properties style:font-name="GFS Didot" officeooo:rsid="00197a19" officeooo:paragraph-rsid="00197a19"/>
    </style:style>
    <style:style style:name="P8" style:family="paragraph" style:parent-style-name="Preformatted_20_Text">
      <style:paragraph-properties fo:line-height="200%"/>
    </style:style>
    <style:style style:name="P9" style:family="paragraph" style:parent-style-name="Preformatted_20_Text">
      <style:paragraph-properties fo:line-height="200%"/>
      <style:text-properties officeooo:paragraph-rsid="001f045e"/>
    </style:style>
    <style:style style:name="P10" style:family="paragraph" style:parent-style-name="Preformatted_20_Text">
      <style:paragraph-properties fo:line-height="200%" fo:break-before="page"/>
      <style:text-properties officeooo:paragraph-rsid="001f045e"/>
    </style:style>
    <style:style style:name="T1" style:family="text">
      <style:text-properties style:font-name="GFS Didot"/>
    </style:style>
    <style:style style:name="T2" style:family="text">
      <style:text-properties style:font-name="GFS Didot" officeooo:rsid="001a9acf"/>
    </style:style>
    <style:style style:name="T3" style:family="text">
      <style:text-properties style:font-name="GFS Didot" officeooo:rsid="001bffe1"/>
    </style:style>
    <style:style style:name="T4" style:family="text">
      <style:text-properties style:font-name="GFS Didot" officeooo:rsid="001d675d"/>
    </style:style>
    <style:style style:name="T5" style:family="text">
      <style:text-properties style:font-name="GFS Didot" officeooo:rsid="001de3ba"/>
    </style:style>
    <style:style style:name="T6" style:family="text">
      <style:text-properties style:font-name="GFS Didot" officeooo:rsid="001f045e"/>
    </style:style>
    <style:style style:name="T7" style:family="text">
      <style:text-properties officeooo:rsid="00153787"/>
    </style:style>
    <style:style style:name="T8" style:family="text">
      <style:text-properties officeooo:rsid="001728b8"/>
    </style:style>
    <style:style style:name="T9" style:family="text">
      <style:text-properties officeooo:rsid="00197a19"/>
    </style:style>
    <style:style style:name="T10" style:family="text">
      <style:text-properties officeooo:rsid="001a5863"/>
    </style:style>
    <style:style style:name="T11" style:family="text">
      <style:text-properties officeooo:rsid="001a9a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he world bent in and out of shape, finally resting in space as a single, flat disk. We moved to the center of the earth where scientists, doctors and governments built large concrete boxes with metal cages around each window and door frame. They were the laboratories, hospitals and meeting places where food and aid were created and distributed. The sidewalks and streets broke down into soft dirt trails as they led further from the city. Every morning, hundreds of people left their makeshift houses, traveling in exodus to the city and bringing home enough of the needed.</text:p>
      <text:p text:style-name="P2"><text:tab/>He left the center of the city at unusual times, everyday walking against the traffic of the crowd. Black leather loafers would leave the city in the morning and return in the evening covered in thick gray mud, callused hands carrying a once thin briefcase. No one knew who he was exactly.</text:p>
      <text:p text:style-name="P2">Some said he was an economist but all government workers worked in the center of the city where they lived.</text:p>
      <text:p text:style-name="P2">&gt;&gt;&gt;&gt;The narrator follows the economist into the wilderness where we come to an open clearing—an old trash pit that turned into a swamp. There is a small desk on dry ground with a small office chair. He sits down and opens his briefcase and pulls out what looks like a checkbook and begins to write, tearing off checks as he finishes them and putting them back into his briefcase. He is checking some sort of list as he writes which turns out to be the names and numbers of various bank accounts. He finds a patch of mud and uncovers a briefcase full of money. He takes the money and puts it into his briefcase. Then he fills the dirty briefcase with the checks he wrote, covers the briefcase and leaves for the day. “When all had finally settled, he slowly slicked back his greasy brown hair, grabbed a pen and began to write.” He brings the money back into the city, where he deposits it into one of the concrete buildings. One day, as he is walking to the city, fighting the crowd, he is knocked over and his briefcase opens and money spills everywhere. The crowd scrambles to get the money and the economist tries to recover from the accident. They ask him where he got the money and he doesn't answer. They take him and find the swamp where they search for the other briefcase. They find the briefcase which is empty. They search through the trash swamp trying to uncover hidden money but to no avail. The mob takes his ID card and information and find that he has access to the concrete building in the center of the city. They make him open the concrete building and they begin to take out the money. It is mayhem but the more money they take out, the more the money begins to shrink (turn into mud), so panicking <text:soft-page-break/>people start to buy everything they can before the money disappears (turns to mud). Eventually, so many people take money from the building that the money disappears entirely (turns all to mud) for which they blame the economist. They take him and lock him in the concrete building. The next day, the supplies come but are all just packets and bottles and cans of mud. They go back to the building, unlock the door and find only a briefcase full of checks and a pen.</text:p>
      <text:p text:style-name="P1"/>
      <text:p text:style-name="P2">Draft 1.5</text:p>
      <text:p text:style-name="P2"><text:tab/>I live far from the city, where the roads turn to dirt and the houses are canvas tents. I like to watch the mornings; men and women emerge from cocoons and migrate to the city, like monarch butterflies before the earth was flat. I don’t migrate anymore; <text:span text:style-name="T7">I</text:span> <text:span text:style-name="T7">only</text:span> watch <text:span text:style-name="T7">the migration.</text:span> <text:span text:style-name="T7">P</text:span>eople pass, dragging dust into the city where they work. At dusk, the<text:span text:style-name="T7">y</text:span> come back.</text:p>
      <text:p text:style-name="P2"><text:tab/><text:span text:style-name="T7">Every morning, a man migrated in the opposite direction,</text:span> away from the city against the crowd. <text:span text:style-name="T7">He </text:span>always <text:span text:style-name="T7">wore</text:span> black loafers, a tweed jacket and carri<text:span text:style-name="T7">ed</text:span> an empty briefcase. <text:span text:style-name="T7">A</text:span> government worker—a peculiar one. <text:span text:style-name="T7">I watched him</text:span> ma<text:span text:style-name="T7">k</text:span>e his way to the forest and out of sight. <text:span text:style-name="T7">When he </text:span>return<text:span text:style-name="T7">ed</text:span> at dusk, <text:span text:style-name="T7">his</text:span> loafers <text:span text:style-name="T7">were</text:span> covered in dry mud, dirty fingernails clasping a heavier briefcase, fighting the <text:span text:style-name="T7">home-bound crowd</text:span>. <text:span text:style-name="T7">Lars, one of the n</text:span>ight workers in the city, tell<text:span text:style-name="T7">s</text:span> me he goes to the concrete building near the government offices. “<text:span text:style-name="T7">Oh he</text:span> deposits whatever <text:span text:style-name="T7">is in that briefcase</text:span> he <text:span text:style-name="T7">got</text:span> <text:span text:style-name="T7">there</text:span> and come out the next day, clean and polished <text:span text:style-name="T7">like a dime,</text:span> <text:span text:style-name="T7">like nothing ever happened to him. Then I seen Ol' Chief go back towards the forest, focused like he be on to something.”</text:span></text:p>
      <text:p text:style-name="P3"><text:tab/><text:span text:style-name="T7">That's what people called him, Ol' Chief, because he reminded us, the outer folk, of what businessmen used to look like before flat earth silenced their profession. We need doctors for the hospitals, scientists for the farm labs and governments to help coordinate it all and keep the peace. Because of that, we didn't know quite what to make of Ol' Chief making his way to the forest everyday. Carrie Erickson lives down the road closer to the forest. She is a discharged scientist like myself and watches Ol' Chief disappear into the forest.</text:span></text:p>
      <text:p text:style-name="P3"><text:tab/>“<text:span text:style-name="T8">What do you make of him?” I asked.</text:span></text:p>
      <text:p text:style-name="P3"><text:tab/>“<text:span text:style-name="T8">He must be researching something out in the field. Growing food indoors is not a permanent solution,” she said, opening a can of processed food, “He must be trying bring the farm back to nature.”</text:span></text:p>
      <text:p text:style-name="P3"><text:tab/>“<text:span text:style-name="T8">And that's a job for a government worker?</text:span>”</text:p>
      <text:p text:style-name="P3"><text:tab/>“<text:span text:style-name="T8">I suppose. They don't trust the labs like they used to. Too much funding and not enough progress,” He stopped and made a toast with the can of peaches, “But we don't eat money.”</text:span></text:p>
      <text:p text:style-name="P4"><text:tab/><text:span text:style-name="T9">The next</text:span> morning, I followed <text:span text:style-name="T9">Ol' Chief</text:span> into the forest. <text:span text:style-name="T9">He hardly noticed me he was so focused, making faces and muttering things to himself.</text:span> <text:span text:style-name="T9">I crept</text:span> along the dirt road behind him, <text:soft-page-break/><text:span text:style-name="T9">keeping my distance.</text:span> <text:span text:style-name="T9">R</text:span>oad became trail, <text:span text:style-name="T9">trail became trees,</text:span> dis<text:span text:style-name="T9">solving</text:span> into <text:span text:style-name="T9">forest</text:span>. <text:span text:style-name="T9">T</text:span>he ground became wet <text:span text:style-name="T9">and soon</text:span> I lost sight of him. The fresh forest scent became polluted with the stench of garbage. Trees <text:span text:style-name="T9">opened up their curtain, revealing a</text:span> clearing—a swamp filled with trash and mud. <text:span text:style-name="T9">Ol' Chief</text:span> sat in a small, broken office chair on <text:span text:style-name="T11">a </text:span>dry <text:span text:style-name="T11">bank of dirt</text:span>, <text:span text:style-name="T9">his back toward the forest</text:span>. The briefcase <text:span text:style-name="T11">was opened on the</text:span> <text:span text:style-name="T11">wooden </text:span>desk <text:span text:style-name="T11">where he wrote</text:span>. I listened.</text:p>
      <text:p text:style-name="P4"><text:tab/>“<text:span text:style-name="T9">Five hundred twenty three and zero, zero out of a hundred.”</text:span></text:p>
      <text:p text:style-name="P7"><text:tab/>I heard the sound of paper tearing.</text:p>
      <text:p text:style-name="P7"><text:tab/>“Four hundred sixty seven and,” he paused, “zero, zero out of a hundred.”</text:p>
      <text:p text:style-name="P4"><text:tab/><text:span text:style-name="T9">More tearing. </text:span>I waited. <text:span text:style-name="T10">H</text:span>is pen scratch<text:span text:style-name="T10">ed</text:span> ink onto paper <text:span text:style-name="T10">until</text:span> afternoon graduated to evening. <text:span text:style-name="T10">H</text:span>e stood up and walked to a patch of mud in a corner of the swamp. <text:span text:style-name="T11">Reaching, searching through the mud, he caught hold of something</text:span>. <text:span text:style-name="T11">He tossed</text:span> wads of paper, like weeds in a garden, <text:span text:style-name="T11">on the bank near his office space</text:span>. It was cash. <text:span text:style-name="T11">B</text:span>undles of cash. <text:span text:style-name="T11">A slip of paper replaced each bundle</text:span>—<text:span text:style-name="T11">re</text:span>plant<text:span text:style-name="T11">ing</text:span> <text:span text:style-name="T11">for tomorrow's harvest.</text:span> <text:span text:style-name="T11">When his cultivation</text:span> <text:span text:style-name="T11">finished</text:span>, <text:span text:style-name="T11">he </text:span>took <text:span text:style-name="T11">two </text:span>white towel<text:span text:style-name="T11">s</text:span> from his briefcase<text:span text:style-name="T11">. The larger towel wrapped the collection of bills and set them in the briefcase. He took a moment to clean up a bit, trying to maintain a respectable appearance, tossed in the hand-towel, and </text:span>closed the briefcase.</text:p>
      <text:p text:style-name="P5"><text:span text:style-name="Default_20_Paragraph_20_Font"><text:span text:style-name="T1"><text:tab/>I left the swamp; he wouldn’t catch me on his return journey. </text:span></text:span><text:span text:style-name="Default_20_Paragraph_20_Font"><text:span text:style-name="T2">T</text:span></text:span><text:span text:style-name="Default_20_Paragraph_20_Font"><text:span text:style-name="T1">he dirt road </text:span></text:span><text:span text:style-name="Default_20_Paragraph_20_Font"><text:span text:style-name="T2">soon appeared,</text:span></text:span><text:span text:style-name="Default_20_Paragraph_20_Font"><text:span text:style-name="T1"> lined with canvas shelters. </text:span></text:span><text:span text:style-name="Default_20_Paragraph_20_Font"><text:span text:style-name="T2">T</text:span></text:span><text:span text:style-name="Default_20_Paragraph_20_Font"><text:span text:style-name="T1">he exodus </text:span></text:span><text:span text:style-name="Default_20_Paragraph_20_Font"><text:span text:style-name="T4">was</text:span></text:span><text:span text:style-name="Default_20_Paragraph_20_Font"><text:span text:style-name="T1"> </text:span></text:span><text:span text:style-name="Default_20_Paragraph_20_Font"><text:span text:style-name="T2">already coming</text:span></text:span><text:span text:style-name="Default_20_Paragraph_20_Font"><text:span text:style-name="T1"> home. </text:span></text:span><text:span text:style-name="Default_20_Paragraph_20_Font"><text:span text:style-name="T2">I watched Ol' Chie</text:span></text:span><text:span text:style-name="Default_20_Paragraph_20_Font"><text:span text:style-name="T3">f plow up the stream of people, </text:span></text:span><text:span text:style-name="Default_20_Paragraph_20_Font"><text:span text:style-name="T4">head in the clouds, muttering to himself. Then there was chaos. I lost sight of Ol' Chief in a swarm of people. I made my way to the crowd, struggling to see what was going on. In the scramble, I caught a glimpse of an open briefcase as money began to fly everywhere, the crowd clawing for each bill. Ol' Chief was there in the middle, desperately trying to recover what he could.</text:span></text:span></text:p>
      <text:p text:style-name="P5"><text:span text:style-name="Default_20_Paragraph_20_Font"><text:span text:style-name="T4"><text:tab/>“Don't take it,” he cried, “It won't help you.”</text:span></text:span></text:p>
      <text:p text:style-name="P5"><text:span text:style-name="Default_20_Paragraph_20_Font"><text:span text:style-name="T4"><text:tab/>But to no avail. The crowd turned to mob and lost control. In the commotion, I found Carrie, clutching a stack of mud-stained money.</text:span></text:span></text:p>
      <text:p text:style-name="P5"><text:span text:style-name="Default_20_Paragraph_20_Font"><text:span text:style-name="T4"><text:tab/>“Here's the funding we needed all along,” she said, </text:span></text:span><text:span text:style-name="Default_20_Paragraph_20_Font"><text:span text:style-name="T5">pointing to the fistful of cash, “Damn them for hiding it so long.”</text:span></text:span></text:p>
      <text:p text:style-name="P5"><text:span text:style-name="Default_20_Paragraph_20_Font"><text:span text:style-name="T5"><text:tab/>The well of money dried up quickly and soon, the mob turned on Ol' Chief.</text:span></text:span></text:p>
      <text:p text:style-name="P5"><text:soft-page-break/><text:span text:style-name="Default_20_Paragraph_20_Font"><text:span text:style-name="T5"><text:tab/>“Where is it?” shouted a man, “Where did you get this?”</text:span></text:span></text:p>
      <text:p text:style-name="P5"><text:span text:style-name="Default_20_Paragraph_20_Font"><text:span text:style-name="T5"><text:tab/>“This is nothing,” Ol' Chief started, “It's noth—“</text:span></text:span></text:p>
      <text:p text:style-name="P5"><text:span text:style-name="Default_20_Paragraph_20_Font"><text:span text:style-name="T5"><text:tab/>“Bull shit!” grabbing Ol' Chief by his coat, “It ain't nothing; where are you hiding it?”</text:span></text:span></text:p>
      <text:p text:style-name="P5"><text:span text:style-name="Default_20_Paragraph_20_Font"><text:span text:style-name="T5"><text:tab/>“I have his ID!”</text:span></text:span></text:p>
      <text:p text:style-name="P5"><text:span text:style-name="Default_20_Paragraph_20_Font"><text:span text:style-name="T5"><text:tab/>Lars had come onto the scene now and found Ol' Chief's ID badge that had been torn in the fray.</text:span></text:span></text:p>
      <text:p text:style-name="P10"><text:span text:style-name="Default_20_Paragraph_20_Font"><text:span text:style-name="T6">Liquid seeps from ironclad windows</text:span></text:span></text:p>
      <text:p text:style-name="P9"><text:span text:style-name="Default_20_Paragraph_20_Font"><text:span text:style-name="T6">on concrete buildings</text:span></text:span></text:p>
      <text:p text:style-name="P9"><text:span text:style-name="Default_20_Paragraph_20_Font"><text:span text:style-name="T6">stoic faces</text:span></text:span></text:p>
      <text:p text:style-name="P9"><text:span text:style-name="Default_20_Paragraph_20_Font"><text:span text:style-name="T6">with eyes locked behind bars</text:span></text:span></text:p>
      <text:p text:style-name="P9"><text:span text:style-name="Default_20_Paragraph_20_Font"><text:span text:style-name="T6">still weep</text:span></text:span></text:p>
      <text:p text:style-name="P9"><text:span text:style-name="Default_20_Paragraph_20_Font"><text:span text:style-name="T6">drunk with memories</text:span></text:span></text:p>
      <text:p text:style-name="P9"><text:span text:style-name="Default_20_Paragraph_20_Font"><text:span text:style-name="T6">blood like beer</text:span></text:span></text:p>
      <text:p text:style-name="P9"><text:span text:style-name="Default_20_Paragraph_20_Font"><text:span text:style-name="T6">spilling from broken bottles</text:span></text:span></text:p>
      <text:p text:style-name="P9"><text:span text:style-name="Default_20_Paragraph_20_Font"><text:span text:style-name="T6">shattered</text:span></text:span></text:p>
      <text:p text:style-name="P9"><text:span text:style-name="Default_20_Paragraph_20_Font"><text:span text:style-name="T6">crowning walls of absolution</text:span></text:span></text:p>
      <text:p text:style-name="P9"><text:span text:style-name="Default_20_Paragraph_20_Font"><text:span text:style-name="T6"/></text:span></text:p>
      <text:p text:style-name="P9"><text:span text:style-name="Default_20_Paragraph_20_Font"><text:span text:style-name="T6">Don't come in, they say</text:span></text:span></text:p>
      <text:p text:style-name="P9"><text:span text:style-name="Default_20_Paragraph_20_Font"><text:span text:style-name="T6">we suture failing hearts</text:span></text:span></text:p>
      <text:p text:style-name="P9"><text:span text:style-name="Default_20_Paragraph_20_Font"><text:span text:style-name="T6">in our chests by drinking</text:span></text:span></text:p>
      <text:p text:style-name="P9"><text:span text:style-name="Default_20_Paragraph_20_Font"><text:span text:style-name="T6">'til bloodshot eyes cry</text:span></text:span></text:p>
      <text:p text:style-name="P9"><text:span text:style-name="Default_20_Paragraph_20_Font"><text:span text:style-name="T6">fermented tears that drip into</text:span></text:span></text:p>
      <text:p text:style-name="P9"><text:span text:style-name="Default_20_Paragraph_20_Font"><text:span text:style-name="T6">vomit puddles on the ground</text:span></text:span></text:p>
      <text:p text:style-name="P9"><text:span text:style-name="Default_20_Paragraph_20_Font"><text:span text:style-name="T6">rancid in the boiling sun</text:span></text:span></text:p>
      <text:p text:style-name="P9"><text:span text:style-name="Default_20_Paragraph_20_Font"><text:span text:style-name="T6"/></text:span></text:p>
      <text:p text:style-name="P9"><text:span text:style-name="Default_20_Paragraph_20_Font"><text:span text:style-name="T6">concrete does not move</text:span></text:span></text:p>
      <text:p text:style-name="P9"><text:span text:style-name="Default_20_Paragraph_20_Font"><text:span text:style-name="T6">concrete weeps</text:span></text:span></text:p>
      <text:p text:style-name="P9"><text:span text:style-name="Default_20_Paragraph_20_Font"><text:span text:style-name="T6">in a city full of tea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GFS Didot" svg:font-family="'GFS Didot'"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Derek Miller</meta:initial-creator>
    <dc:creator>derekgm </dc:creator>
    <meta:creation-date>2016-02-15T22:03:00Z</meta:creation-date>
    <dc:date>2016-02-16T15:59:33.627795683</dc:date>
    <meta:editing-cycles>15</meta:editing-cycles>
    <meta:editing-duration>PT3H50M1S</meta:editing-duration>
    <meta:document-statistic meta:table-count="0" meta:image-count="0" meta:object-count="0" meta:page-count="6" meta:paragraph-count="47" meta:word-count="1549" meta:character-count="8522" meta:non-whitespace-character-count="7001"/>
    <meta:template xlink:type="simple" xlink:actuate="onRequest" xlink:title="" xlink:href="Normal.dotm"/>
  </office:meta>
</office:document-meta>
</file>